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20000000CCB684FD340A06442C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style:font-name="Liberation Sans4" style:font-name-asian="Liberation Sans4" style:font-name-complex="Liberation Sans4"/>
    </style:style>
    <style:style style:name="T2" style:family="text">
      <style:text-properties style:font-name="Liberation Sans3" style:font-name-asian="Liberation Sans4" style:font-name-complex="Liberation Sans4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Liberation Sans4" style:font-name-complex="Liberation Sans4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33% 58%" style:font-name="Liberation Sans3" fo:font-size="26pt" fo:font-style="normal" fo:text-shadow="none" style:text-underline-style="none" fo:font-weight="normal" style:letter-kerning="true" style:font-name-asian="Liberation Sans4" style:font-name-complex="Liberation Sans4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3" fo:font-size="26pt" fo:font-style="normal" fo:text-shadow="none" style:text-underline-style="none" fo:font-weight="normal" style:letter-kerning="true" style:font-name-asian="Liberation Sans4" style:font-name-complex="Liberation Sans4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4" fo:font-size="26pt" fo:font-style="normal" fo:text-shadow="none" style:text-underline-style="none" fo:font-weight="normal" style:letter-kerning="true" style:font-name-asian="Liberation Sans4" style:font-name-complex="Liberation Sans4" style:text-emphasize="none" style:font-relief="none" style:text-overline-style="none" style:text-overline-color="font-color"/>
    </style:style>
    <style:style style:name="T7" style:family="text">
      <style:text-properties style:text-position="0% 100%" style:font-name="Liberation Sans4" style:font-name-asian="Liberation Sans4" style:font-name-complex="Liberation Sans4"/>
    </style:style>
    <style:style style:name="T8" style:family="text">
      <style:text-properties style:text-position="0% 100%" style:font-name="Liberation Sans3" style:font-name-asian="Liberation Sans4" style:font-name-complex="Liberation Sans4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nsori fotoelettrici</text:p>
          </draw:text-box>
        </draw:frame>
        <draw:frame presentation:style-name="pr2" draw:layer="layout" svg:width="25.2cm" svg:height="9.134cm" svg:x="1.216cm" svg:y="4.572cm" presentation:class="outline" presentation:user-transformed="true">
          <draw:text-box>
            <text:list text:style-name="L2">
              <text:list-item>
                <text:p>Effetto fotoelettico, effetto termoelettrico</text:p>
              </text:list-item>
              <text:list-item>
                <text:p>Flusso fotonico</text:p>
                <text:list>
                  <text:list-item>
                    <text:p>Efficienza quantica</text:p>
                  </text:list-item>
                  <text:list-item>
                    <text:p>Banda passante</text:p>
                  </text:list-item>
                  <text:list-item>
                    <text:p>Superficie utile</text:p>
                  </text:list-item>
                  <text:list-item>
                    <text:p>Visibilità</text:p>
                  </text:list-item>
                </text:list>
              </text:list-item>
              <text:list-item>
                <text:p>Sensori fotoelettrici</text:p>
                <text:list>
                  <text:list-item>
                    <text:p>Tubi fotomoltiplicatori</text:p>
                  </text:list-item>
                  <text:list-item>
                    <text:p>Fotodiodi</text:p>
                  </text:list-item>
                  <text:list-item>
                    <text:p>CCD, C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Effetto fotoelettico, effetto termoelettric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<text:span text:style-name="T1">Gli elementi conduttori, al percorso di corrente restituiscono calore. Al calore restituiscono corrente, es. Le valvole termo-ioniche.</text:span></text:p>
              </text:list-item>
              <text:list-item>
                <text:p><text:span text:style-name="T1">La luce è calore espresso sotto forma di energia, convertibile in elettricità da trasduttori fotoelettrici.</text:span></text:p>
              </text:list-item>
              <text:list-item>
                <text:p><text:span text:style-name="T1">Più alta la frequenza più alta è l’energia dei quanti di luce (fotoni): γ</text:span></text:p>
              </text:list-item>
              <text:list-item>
                <text:p><text:span text:style-name="T1">La minima quantità di energia è la quantità (o costante) detta di Planck: ħ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lusso fotonico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a conversione in elettroni della luce è proporzionale alla quantità di fotoni incidenti la superficie sensibile</text:p>
              </text:list-item>
              <text:list-item>
                <text:p>Il flusso fotonico (<text:span text:style-name="T1">γ</text:span><text:span text:style-name="T2">/s) è una buona indicazione, utile all’aprossimazione della luminosità e della conversione es. Di una stella</text:span></text:p>
              </text:list-item>
              <text:list-item>
                <text:p><text:span text:style-name="T2">L’unità di misura del flusso fotonico è il Lumen (L)</text:span></text:p>
                <text:p><text:span text:style-name="T2">1L=1cd/rad</text:span></text:p>
              </text:list-item>
              <text:list-item>
                <text:p><text:span text:style-name="T3">In astronomia una formula utile è la conversione di magnitudo in Lumen o </text:span><text:span text:style-name="T2">(</text:span><text:span text:style-name="T1">γ</text:span><text:span text:style-name="T2">/s)</text:span></text:p>
                <text:p><text:span text:style-name="T3"/></text:p>
                <text:p><text:span text:style-name="T3">1.51*10</text:span><text:span text:style-name="T4">7</text:span><text:span text:style-name="T5">*</text:span><text:span text:style-name="T6">Δλ</text:span><text:span text:style-name="T5">/</text:span><text:span text:style-name="T6">λ</text:span><text:span text:style-name="T5">*10</text:span><text:span text:style-name="T4">0.4*mag</text:span><text:span text:style-name="T5">*S*1.464129*10</text:span><text:span text:style-name="T4">-3</text:span><text:span text:style-name="T5">*</text:span><text:span text:style-name="T6">λ</text:span><text:span text:style-name="T5">/(</text:span><text:span text:style-name="T7">ħ</text:span><text:span text:style-name="T8">*c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lusso fotonico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2"><text:span text:style-name="T9">Efficienza quantica</text:span></text:p>
              </text:list-header>
              <text:list-item>
                <text:p>Materiale</text:p>
              </text:list-item>
              <text:list-item>
                <text:p>Conduttività</text:p>
              </text:list-item>
              <text:list-item>
                <text:p>Tecnolog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27cm" svg:y="0.6cm" presentation:class="title" presentation:user-transformed="true">
          <draw:text-box>
            <text:p>Flusso fotonic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 text:style-name="P2"><text:span text:style-name="T9">Banda passante</text:span></text:p>
              </text:list-header>
              <text:list-item>
                <text:p>Frequenza-lunghezza d’onda</text:p>
              </text:list-item>
              <text:list-item>
                <text:p>Filtri ottici</text:p>
              </text:list-item>
              <text:list-item>
                <text:p>Ottiche-tecnologia osservativ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lusso fotonic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 text:style-name="P2"><text:span text:style-name="T9">Superficie utile</text:span></text:p>
              </text:list-header>
              <text:list-item>
                <text:p>Dimensione del sensore</text:p>
              </text:list-item>
              <text:list-item>
                <text:p>Luminosità e dimensione angolare</text:p>
              </text:list-item>
              <text:list-item>
                <text:p>Ingrandimento</text:p>
              </text:list-item>
              <text:list-item>
                <text:p>Diametro e rapporto foca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lusso fotonic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 text:style-name="P2"><text:span text:style-name="T9">Visibilità (seeing)</text:span></text:p>
              </text:list-header>
              <text:list-item>
                <text:p>Qualità del cielo</text:p>
              </text:list-item>
              <text:list-item>
                <text:p>Umidità (nuvole)</text:p>
              </text:list-item>
              <text:list-item>
                <text:p>Temperatura locale e circondariale (venti)</text:p>
              </text:list-item>
              <text:list-item>
                <text:p>Orario del giorno (brezze)</text:p>
              </text:list-item>
              <text:list-item>
                <text:p>Elevazione, Latitudine e Longitudine</text:p>
              </text:list-item>
              <text:list-item>
                <text:p>Pressio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nsori fotoelettrici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2"><text:span text:style-name="T9">Tubi fotomoltiplicatori</text:span></text:p>
              </text:list-header>
              <text:list-item>
                <text:p>Una sola dimensione (pixel/tempo)</text:p>
              </text:list-item>
              <text:list-item>
                <text:p>Elevate tensioni di lavoro (<text:span text:style-name="T1">≥</text:span><text:span text:style-name="T2">1000v)</text:span></text:p>
              </text:list-item>
              <text:list-item>
                <text:p><text:span text:style-name="T2">Cortissimi tempi di risposta (singolo fotone)</text:span></text:p>
              </text:list-item>
              <text:list-item>
                <text:p><text:span text:style-name="T2">Elevata sensibilità alle alte frequenze (rilevatori gamma)</text:span></text:p>
              </text:list-item>
              <text:list-item>
                <text:p><text:span text:style-name="T2">Semplicità circuita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3">Sensori fotoelettrici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2"><text:span text:style-name="T9">Fotodiodi</text:span></text:p>
              </text:list-header>
              <text:list-item>
                <text:p>Basse tensioni di lavoro</text:p>
              </text:list-item>
              <text:list-item>
                <text:p>Piccole dimensioni</text:p>
              </text:list-item>
              <text:list-item>
                <text:p>Semplicità circuitale</text:p>
              </text:list-item>
              <text:list-item>
                <text:p>Elevate sensibilità all’infrarosso (silicio) ed all’UV (germanio)</text:p>
              </text:list-item>
              <text:list-item>
                <text:p>Possibilità di elevate velocità in geiger mode (APD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nsori fotoelettrici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 text:style-name="P2"><text:span text:style-name="T9">CCD, CMOS</text:span></text:p>
              </text:list-header>
              <text:list-item>
                <text:p>Linearità di risposta</text:p>
              </text:list-item>
              <text:list-item>
                <text:p>Conversione in digitale on-chip</text:p>
              </text:list-item>
              <text:list-item>
                <text:p>Disponibilità commerciale</text:p>
              </text:list-item>
              <text:list-item>
                <text:p>Ricca varietà di formati</text:p>
              </text:list-item>
              <text:list-item>
                <text:p>Algoritmi ed accelerazioni on-chi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duttori<text:tab/>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Hamamatsu</text:p>
              </text:list-item>
              <text:list-item>
                <text:p>SONY</text:p>
              </text:list-item>
              <text:list-item>
                <text:p>Kodak</text:p>
              </text:list-item>
              <text:list-item>
                <text:p>Aptin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684FD340A06442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9:07:14.242291151</meta:creation-date>
    <meta:editing-duration>PT1H30M28S</meta:editing-duration>
    <meta:editing-cycles>16</meta:editing-cycles>
    <meta:generator>LibreOffice/6.2.7.1$Linux_X86_64 LibreOffice_project/20$Build-1</meta:generator>
    <dc:title>Bright Blue</dc:title>
    <dc:date>2020-03-30T17:37:57.578486760</dc:date>
    <meta:document-statistic meta:object-count="66"/>
  </office:meta>
</office:document-meta>
</file>